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veryting O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2" table:number-rows-spanned="1">
            <text:p>GCC Non-stripped</text:p>
          </table:table-cell>
          <table:covered-table-cell/>
          <table:table-cell office:value-type="string" calcext:value-type="string" table:number-columns-spanned="2" table:number-rows-spanned="1">
            <text:p>GCC Stripped</text:p>
          </table:table-cell>
          <table:covered-table-cell/>
          <table:table-cell office:value-type="string" calcext:value-type="string">
            <text:p>LLVM</text:p>
          </table:table-cell>
          <table:table-cell/>
          <table:table-cell office:value-type="string" calcext:value-type="string">
            <text:p>LLVM – Obfuscated -sub -fla -bc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Native Linux</text:p>
          </table:table-cell>
          <table:table-cell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8" calcext:value-type="float">
            <text:p>44.8</text:p>
          </table:table-cell>
          <table:table-cell office:value-type="float" office:value="44.5" calcext:value-type="float">
            <text:p>44.5</text:p>
          </table:table-cell>
          <table:table-cell office:value-type="float" office:value="44.54" calcext:value-type="float">
            <text:p>44.54</text:p>
          </table:table-cell>
          <table:table-cell office:value-type="float" office:value="37.7" calcext:value-type="float">
            <text:p>37.7</text:p>
          </table:table-cell>
          <table:table-cell office:value-type="float" office:value="38.12" calcext:value-type="float">
            <text:p>38.12</text:p>
          </table:table-cell>
          <table:table-cell office:value-type="float" office:value="109.64" calcext:value-type="float">
            <text:p>109.64</text:p>
          </table:table-cell>
          <table:table-cell office:value-type="float" office:value="109.65" calcext:value-type="float">
            <text:p>109.65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3" calcext:value-type="float">
            <text:p>44.43</text:p>
          </table:table-cell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37.77" calcext:value-type="float">
            <text:p>37.77</text:p>
          </table:table-cell>
          <table:table-cell office:value-type="float" office:value="38.33" calcext:value-type="float">
            <text:p>38.33</text:p>
          </table:table-cell>
          <table:table-cell office:value-type="float" office:value="110" calcext:value-type="float">
            <text:p>110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/>
          <table:table-cell office:value-type="float" office:value="44.56" calcext:value-type="float">
            <text:p>44.56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39" calcext:value-type="float">
            <text:p>44.39</text:p>
          </table:table-cell>
          <table:table-cell office:value-type="float" office:value="37.66" calcext:value-type="float">
            <text:p>37.66</text:p>
          </table:table-cell>
          <table:table-cell office:value-type="float" office:value="38.22" calcext:value-type="float">
            <text:p>38.22</text:p>
          </table:table-cell>
          <table:table-cell office:value-type="float" office:value="109" calcext:value-type="float">
            <text:p>109</text:p>
          </table:table-cell>
          <table:table-cell office:value-type="float" office:value="109.42" calcext:value-type="float">
            <text:p>109.42</text:p>
          </table:table-cell>
        </table:table-row>
        <table:table-row table:style-name="ro1">
          <table:table-cell/>
          <table:table-cell office:value-type="float" office:value="44.91" calcext:value-type="float">
            <text:p>44.91</text:p>
          </table:table-cell>
          <table:table-cell office:value-type="float" office:value="44.47" calcext:value-type="float">
            <text:p>44.47</text:p>
          </table:table-cell>
          <table:table-cell office:value-type="float" office:value="44.53" calcext:value-type="float">
            <text:p>44.53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39.12" calcext:value-type="float">
            <text:p>39.12</text:p>
          </table:table-cell>
          <table:table-cell office:value-type="float" office:value="109" calcext:value-type="float">
            <text:p>109</text:p>
          </table:table-cell>
          <table:table-cell office:value-type="float" office:value="109.51" calcext:value-type="float">
            <text:p>109.51</text:p>
          </table:table-cell>
        </table:table-row>
        <table:table-row table:style-name="ro1">
          <table:table-cell/>
          <table:table-cell table:number-columns-repeated="2" office:value-type="float" office:value="44.53" calcext:value-type="float">
            <text:p>44.53</text:p>
          </table:table-cell>
          <table:table-cell office:value-type="float" office:value="44.34" calcext:value-type="float">
            <text:p>44.34</text:p>
          </table:table-cell>
          <table:table-cell office:value-type="float" office:value="44.58" calcext:value-type="float">
            <text:p>44.5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24" calcext:value-type="float">
            <text:p>38.24</text:p>
          </table:table-cell>
          <table:table-cell office:value-type="float" office:value="109.99" calcext:value-type="float">
            <text:p>109.99</text:p>
          </table:table-cell>
          <table:table-cell office:value-type="float" office:value="111.14" calcext:value-type="float">
            <text:p>111.14</text:p>
          </table:table-cell>
        </table:table-row>
        <table:table-row table:style-name="ro1">
          <table:table-cell/>
          <table:table-cell office:value-type="float" office:value="44.3" calcext:value-type="float">
            <text:p>44.3</text:p>
          </table:table-cell>
          <table:table-cell office:value-type="float" office:value="44.64" calcext:value-type="float">
            <text:p>44.64</text:p>
          </table:table-cell>
          <table:table-cell office:value-type="float" office:value="44.37" calcext:value-type="float">
            <text:p>44.37</text:p>
          </table:table-cell>
          <table:table-cell office:value-type="float" office:value="44.69" calcext:value-type="float">
            <text:p>44.69</text:p>
          </table:table-cell>
          <table:table-cell office:value-type="float" office:value="37.76" calcext:value-type="float">
            <text:p>37.76</text:p>
          </table:table-cell>
          <table:table-cell office:value-type="float" office:value="38.13" calcext:value-type="float">
            <text:p>38.13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55" calcext:value-type="float">
            <text:p>44.55</text:p>
          </table:table-cell>
          <table:table-cell office:value-type="float" office:value="44.52" calcext:value-type="float">
            <text:p>44.52</text:p>
          </table:table-cell>
          <table:table-cell office:value-type="float" office:value="44.67" calcext:value-type="float">
            <text:p>44.67</text:p>
          </table:table-cell>
          <table:table-cell office:value-type="float" office:value="37.77" calcext:value-type="float">
            <text:p>37.77</text:p>
          </table:table-cell>
          <table:table-cell office:value-type="float" office:value="38.18" calcext:value-type="float">
            <text:p>38.18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/>
          <table:table-cell office:value-type="float" office:value="44.48" calcext:value-type="float">
            <text:p>44.48</text:p>
          </table:table-cell>
          <table:table-cell office:value-type="float" office:value="44.46" calcext:value-type="float">
            <text:p>44.46</text:p>
          </table:table-cell>
          <table:table-cell office:value-type="float" office:value="45.01" calcext:value-type="float">
            <text:p>45.01</text:p>
          </table:table-cell>
          <table:table-cell office:value-type="float" office:value="44.86" calcext:value-type="float">
            <text:p>44.86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2" calcext:value-type="float">
            <text:p>38.12</text:p>
          </table:table-cell>
          <table:table-cell office:value-type="float" office:value="110.39" calcext:value-type="float">
            <text:p>110.39</text:p>
          </table:table-cell>
          <table:table-cell office:value-type="float" office:value="112.72" calcext:value-type="float">
            <text:p>112.72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41" calcext:value-type="float">
            <text:p>44.41</text:p>
          </table:table-cell>
          <table:table-cell office:value-type="float" office:value="44.51" calcext:value-type="float">
            <text:p>44.51</text:p>
          </table:table-cell>
          <table:table-cell office:value-type="float" office:value="44.61" calcext:value-type="float">
            <text:p>44.61</text:p>
          </table:table-cell>
          <table:table-cell office:value-type="float" office:value="37.73" calcext:value-type="float">
            <text:p>37.73</text:p>
          </table:table-cell>
          <table:table-cell office:value-type="float" office:value="38.35" calcext:value-type="float">
            <text:p>38.35</text:p>
          </table:table-cell>
          <table:table-cell office:value-type="float" office:value="110.68" calcext:value-type="float">
            <text:p>110.68</text:p>
          </table:table-cell>
          <table:table-cell office:value-type="float" office:value="109.14" calcext:value-type="float">
            <text:p>109.14</text:p>
          </table:table-cell>
        </table:table-row>
        <table:table-row table:style-name="ro1">
          <table:table-cell/>
          <table:table-cell office:value-type="float" office:value="44.47" calcext:value-type="float">
            <text:p>44.47</text:p>
          </table:table-cell>
          <table:table-cell office:value-type="float" office:value="44.39" calcext:value-type="float">
            <text:p>44.39</text:p>
          </table:table-cell>
          <table:table-cell office:value-type="float" office:value="44.62" calcext:value-type="float">
            <text:p>44.62</text:p>
          </table:table-cell>
          <table:table-cell office:value-type="float" office:value="44.49" calcext:value-type="float">
            <text:p>44.49</text:p>
          </table:table-cell>
          <table:table-cell office:value-type="float" office:value="37.73" calcext:value-type="float">
            <text:p>37.73</text:p>
          </table:table-cell>
          <table:table-cell office:value-type="float" office:value="38.13" calcext:value-type="float">
            <text:p>38.13</text:p>
          </table:table-cell>
          <table:table-cell office:value-type="float" office:value="110.52" calcext:value-type="float">
            <text:p>110.52</text:p>
          </table:table-cell>
          <table:table-cell office:value-type="float" office:value="109.37" calcext:value-type="float">
            <text:p>109.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44.554" calcext:value-type="float">
            <text:p>44.554</text:p>
          </table:table-cell>
          <table:table-cell table:formula="of:=AVERAGE([.C4:.C13])" office:value-type="float" office:value="44.502" calcext:value-type="float">
            <text:p>44.502</text:p>
          </table:table-cell>
          <table:table-cell table:formula="of:=AVERAGE([.D4:.D13])" office:value-type="float" office:value="44.555" calcext:value-type="float">
            <text:p>44.555</text:p>
          </table:table-cell>
          <table:table-cell table:formula="of:=AVERAGE([.E4:.E13])" office:value-type="float" office:value="44.577" calcext:value-type="float">
            <text:p>44.577</text:p>
          </table:table-cell>
          <table:table-cell table:formula="of:=AVERAGE([.F4:.F13])" office:value-type="float" office:value="37.724" calcext:value-type="float">
            <text:p>37.724</text:p>
          </table:table-cell>
          <table:table-cell table:formula="of:=AVERAGE([.G4:.G13])" office:value-type="float" office:value="38.294" calcext:value-type="float">
            <text:p>38.294</text:p>
          </table:table-cell>
          <table:table-cell table:formula="of:=AVERAGE([.H4:.H13])" office:value-type="float" office:value="109.834" calcext:value-type="float">
            <text:p>109.834</text:p>
          </table:table-cell>
          <table:table-cell table:formula="of:=AVERAGE([.I4:.I13])" office:value-type="float" office:value="109.924" calcext:value-type="float">
            <text:p>109.92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:.B13])" office:value-type="float" office:value="0.151231977805989" calcext:value-type="float">
            <text:p>0.151231977805989</text:p>
          </table:table-cell>
          <table:table-cell table:formula="of:=STDEV([.C4:.C13])" office:value-type="float" office:value="0.13587576024524" calcext:value-type="float">
            <text:p>0.13587576024524</text:p>
          </table:table-cell>
          <table:table-cell table:formula="of:=STDEV([.D4:.D13])" office:value-type="float" office:value="0.182528536581726" calcext:value-type="float">
            <text:p>0.182528536581726</text:p>
          </table:table-cell>
          <table:table-cell table:formula="of:=STDEV([.E4:.E13])" office:value-type="float" office:value="0.150262732867763" calcext:value-type="float">
            <text:p>0.150262732867763</text:p>
          </table:table-cell>
          <table:table-cell table:formula="of:=STDEV([.F4:.F13])" office:value-type="float" office:value="0.070269323162941" calcext:value-type="float">
            <text:p>0.070269323162941</text:p>
          </table:table-cell>
          <table:table-cell table:formula="of:=STDEV([.G4:.G13])" office:value-type="float" office:value="0.302294925895593" calcext:value-type="float">
            <text:p>0.302294925895593</text:p>
          </table:table-cell>
          <table:table-cell table:formula="of:=STDEV([.H4:.H13])" office:value-type="float" office:value="0.670906517747113" calcext:value-type="float">
            <text:p>0.670906517747113</text:p>
          </table:table-cell>
          <table:table-cell table:formula="of:=STDEV([.I4:.I13])" office:value-type="float" office:value="1.16465731726833" calcext:value-type="float">
            <text:p>1.1646573172683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A</text:p>
          </table:table-cell>
          <table:table-cell office:value-type="float" office:value="79.38" calcext:value-type="float">
            <text:p>79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7.77" calcext:value-type="float">
            <text:p>37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F</text:p>
          </table:table-cell>
          <table:table-cell office:value-type="float" office:value="38.1" calcext:value-type="float">
            <text:p>38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48:19.071784851</meta:creation-date>
    <meta:generator>LibreOffice/5.2.7.2$Linux_X86_64 LibreOffice_project/20m0$Build-2</meta:generator>
    <dc:date>2017-11-22T15:54:47.917142537</dc:date>
    <meta:editing-duration>PT2H45M43S</meta:editing-duration>
    <meta:editing-cycles>11</meta:editing-cycles>
    <meta:document-statistic meta:table-count="1" meta:cell-count="117" meta:object-count="0"/>
  </office:meta>
</office:document-meta>
</file>